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.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.22877764315392</text:p>
          </table:table-cell>
          <table:table-cell table:style-name="Default" table:formula="of:=AVERAGE([.Q230:.Q445])" office:value-type="float" office:value="1.29875954854297" calcext:value-type="float">
            <text:p>1.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result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formula="of:=[.G448]/[.I448]" office:value-type="float" office:value="4.19288238386951" calcext:value-type="float">
            <text:p>4.19288238386951</text:p>
          </table:table-cell>
          <table:table-cell table:formula="of:=[.J448]/[.H448]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formula="of:=[.G449]/[.I449]" office:value-type="float" office:value="4.19288238386951" calcext:value-type="float">
            <text:p>4.19288238386951</text:p>
          </table:table-cell>
          <table:table-cell table:formula="of:=[.J449]/[.H449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formula="of:=[.G450]/[.I450]" office:value-type="float" office:value="4.19288238386951" calcext:value-type="float">
            <text:p>4.19288238386951</text:p>
          </table:table-cell>
          <table:table-cell table:formula="of:=[.J450]/[.H450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formula="of:=[.G451]/[.I451]" office:value-type="float" office:value="4.59902677196317" calcext:value-type="float">
            <text:p>4.59902677196317</text:p>
          </table:table-cell>
          <table:table-cell table:formula="of:=[.J451]/[.H451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formula="of:=[.G452]/[.I452]" office:value-type="float" office:value="4.59902677196317" calcext:value-type="float">
            <text:p>4.59902677196317</text:p>
          </table:table-cell>
          <table:table-cell table:formula="of:=[.J452]/[.H452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formula="of:=[.G453]/[.I453]" office:value-type="float" office:value="4.59902677196317" calcext:value-type="float">
            <text:p>4.59902677196317</text:p>
          </table:table-cell>
          <table:table-cell table:formula="of:=[.J453]/[.H453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formula="of:=[.G454]/[.I454]" office:value-type="float" office:value="3.39693560830328" calcext:value-type="float">
            <text:p>3.39693560830328</text:p>
          </table:table-cell>
          <table:table-cell table:formula="of:=[.J454]/[.H454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formula="of:=[.G455]/[.I455]" office:value-type="float" office:value="3.39693560830328" calcext:value-type="float">
            <text:p>3.39693560830328</text:p>
          </table:table-cell>
          <table:table-cell table:formula="of:=[.J455]/[.H455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formula="of:=[.G456]/[.I456]" office:value-type="float" office:value="3.39693560830328" calcext:value-type="float">
            <text:p>3.39693560830328</text:p>
          </table:table-cell>
          <table:table-cell table:formula="of:=[.J456]/[.H456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formula="of:=[.G457]/[.I457]" office:value-type="float" office:value="3.6917671543123" calcext:value-type="float">
            <text:p>3.6917671543123</text:p>
          </table:table-cell>
          <table:table-cell table:formula="of:=[.J457]/[.H457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formula="of:=[.G458]/[.I458]" office:value-type="float" office:value="3.6917671543123" calcext:value-type="float">
            <text:p>3.6917671543123</text:p>
          </table:table-cell>
          <table:table-cell table:formula="of:=[.J458]/[.H458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formula="of:=[.G459]/[.I459]" office:value-type="float" office:value="3.6917671543123" calcext:value-type="float">
            <text:p>3.6917671543123</text:p>
          </table:table-cell>
          <table:table-cell table:formula="of:=[.J459]/[.H459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formula="of:=[.G461]/[.I461]" office:value-type="float" office:value="4.08910435350716" calcext:value-type="float">
            <text:p>4.08910435350716</text:p>
          </table:table-cell>
          <table:table-cell table:formula="of:=[.J461]/[.H461]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formula="of:=[.G462]/[.I462]" office:value-type="float" office:value="4.08910435350716" calcext:value-type="float">
            <text:p>4.08910435350716</text:p>
          </table:table-cell>
          <table:table-cell table:formula="of:=[.J462]/[.H462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formula="of:=[.G463]/[.I463]" office:value-type="float" office:value="4.08910435350716" calcext:value-type="float">
            <text:p>4.08910435350716</text:p>
          </table:table-cell>
          <table:table-cell table:formula="of:=[.J463]/[.H463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formula="of:=[.G464]/[.I464]" office:value-type="float" office:value="5.14739874777934" calcext:value-type="float">
            <text:p>5.14739874777934</text:p>
          </table:table-cell>
          <table:table-cell table:formula="of:=[.J464]/[.H46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formula="of:=[.G465]/[.I465]" office:value-type="float" office:value="5.14739874777934" calcext:value-type="float">
            <text:p>5.14739874777934</text:p>
          </table:table-cell>
          <table:table-cell table:formula="of:=[.J465]/[.H46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formula="of:=[.G466]/[.I466]" office:value-type="float" office:value="5.14739874777934" calcext:value-type="float">
            <text:p>5.14739874777934</text:p>
          </table:table-cell>
          <table:table-cell table:formula="of:=[.J466]/[.H4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formula="of:=[.G467]/[.I467]" office:value-type="float" office:value="5.84367853544039" calcext:value-type="float">
            <text:p>5.84367853544039</text:p>
          </table:table-cell>
          <table:table-cell table:formula="of:=[.J467]/[.H46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formula="of:=[.G468]/[.I468]" office:value-type="float" office:value="5.84367853544039" calcext:value-type="float">
            <text:p>5.84367853544039</text:p>
          </table:table-cell>
          <table:table-cell table:formula="of:=[.J468]/[.H46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formula="of:=[.G469]/[.I469]" office:value-type="float" office:value="5.84367853544039" calcext:value-type="float">
            <text:p>5.84367853544039</text:p>
          </table:table-cell>
          <table:table-cell table:formula="of:=[.J469]/[.H469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formula="of:=[.G470]/[.I470]" office:value-type="float" office:value="4.0937181537546" calcext:value-type="float">
            <text:p>4.0937181537546</text:p>
          </table:table-cell>
          <table:table-cell table:formula="of:=[.J470]/[.H470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formula="of:=[.G471]/[.I471]" office:value-type="float" office:value="4.0937181537546" calcext:value-type="float">
            <text:p>4.0937181537546</text:p>
          </table:table-cell>
          <table:table-cell table:formula="of:=[.J471]/[.H47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formula="of:=[.G472]/[.I472]" office:value-type="float" office:value="4.0937181537546" calcext:value-type="float">
            <text:p>4.0937181537546</text:p>
          </table:table-cell>
          <table:table-cell table:formula="of:=[.J472]/[.H472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formula="of:=[.G473]/[.I473]" office:value-type="float" office:value="5.1510816283035" calcext:value-type="float">
            <text:p>5.1510816283035</text:p>
          </table:table-cell>
          <table:table-cell table:formula="of:=[.J473]/[.H47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formula="of:=[.G474]/[.I474]" office:value-type="float" office:value="5.1510816283035" calcext:value-type="float">
            <text:p>5.1510816283035</text:p>
          </table:table-cell>
          <table:table-cell table:formula="of:=[.J474]/[.H47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formula="of:=[.G475]/[.I475]" office:value-type="float" office:value="5.1510816283035" calcext:value-type="float">
            <text:p>5.1510816283035</text:p>
          </table:table-cell>
          <table:table-cell table:formula="of:=[.J475]/[.H47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formula="of:=[.G476]/[.I476]" office:value-type="float" office:value="5.84544483276896" calcext:value-type="float">
            <text:p>5.84544483276896</text:p>
          </table:table-cell>
          <table:table-cell table:formula="of:=[.J476]/[.H476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formula="of:=[.G477]/[.I477]" office:value-type="float" office:value="5.84544483276896" calcext:value-type="float">
            <text:p>5.84544483276896</text:p>
          </table:table-cell>
          <table:table-cell table:formula="of:=[.J477]/[.H47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formula="of:=[.G478]/[.I478]" office:value-type="float" office:value="5.84544483276896" calcext:value-type="float">
            <text:p>5.84544483276896</text:p>
          </table:table-cell>
          <table:table-cell table:formula="of:=[.J478]/[.H47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formula="of:=[.G480]/[.I480]" office:value-type="float" office:value="3.35965228644469" calcext:value-type="float">
            <text:p>3.35965228644469</text:p>
          </table:table-cell>
          <table:table-cell table:formula="of:=[.J480]/[.H480]" office:value-type="float" office:value="1.16666246667305" calcext:value-type="float">
            <text:p>1.1666624666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formula="of:=[.G481]/[.I481]" office:value-type="float" office:value="4.12833007033573" calcext:value-type="float">
            <text:p>4.12833007033573</text:p>
          </table:table-cell>
          <table:table-cell table:formula="of:=[.J481]/[.H48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formula="of:=[.G482]/[.I482]" office:value-type="float" office:value="4.62060629847511" calcext:value-type="float">
            <text:p>4.62060629847511</text:p>
          </table:table-cell>
          <table:table-cell table:formula="of:=[.J482]/[.H482]" office:value-type="float" office:value="1.24510730080173" calcext:value-type="float">
            <text:p>1.245107300801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av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eer)</text:p>
          </table:table-cell>
          <table:table-cell office:value-type="string" calcext:value-type="string">
            <text:p>far(eer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340344" calcext:value-type="float">
            <text:p>34034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)</text:p>
          </table:table-cell>
          <table:table-cell office:value-type="string" calcext:value-type="string">
            <text:p>far(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287747" calcext:value-type="float">
            <text:p>0.287747</text:p>
          </table:table-cell>
          <table:table-cell office:value-type="float" office:value="0.00526108" calcext:value-type="float">
            <text:p>0.00526108</text:p>
          </table:table-cell>
          <table:table-cell office:value-type="float" office:value="339368" calcext:value-type="float">
            <text:p>3393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)</text:p>
          </table:table-cell>
          <table:table-cell office:value-type="string" calcext:value-type="string">
            <text:p>far(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323499" calcext:value-type="float">
            <text:p>0.323499</text:p>
          </table:table-cell>
          <table:table-cell office:value-type="float" office:value="0.00271954" calcext:value-type="float">
            <text:p>0.00271954</text:p>
          </table:table-cell>
          <table:table-cell office:value-type="float" office:value="318303" calcext:value-type="float">
            <text:p>318303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1:51:37.614355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5T01:51:55.417628790</dc:date>
    <meta:editing-duration>PT2H44M20S</meta:editing-duration>
    <meta:editing-cycles>46</meta:editing-cycles>
    <meta:generator>LibreOffice/7.0.3.1$Linux_X86_64 LibreOffice_project/00$Build-1</meta:generator>
    <meta:document-statistic meta:table-count="1" meta:cell-count="8470" meta:object-count="0"/>
  </office:meta>
</office:document-meta>
</file>